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Vector.ge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Vector.alloc( int 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yteVector.ByteV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Vector.trimTo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yteVector.ByteVector( int capac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yteVector.capa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Vector.put( int index , byte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Vector.ByteVector( byte [ ]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yteVector.ge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Vector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Vector.ByteVector( byte [ ] a , int capac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